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 style:data-style-name="N109"/>
    <style:style style:name="ce12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2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14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tnc.news/2022/09/14/levy-woke-teacher-defames-trustee-candidates-in-waterloo/" xlink:type="simple">https://tnc.news/2022/09/14/levy-woke-teacher-defames-trustee-candidates-in-waterloo/</text:a></text:p>
          </table:table-cell>
          <table:table-cell office:value-type="string" calcext:value-type="string">
            <text:p>LEVY: Woke teacher defames trustee candidates in Waterloo</text:p>
          </table:table-cell>
          <table:table-cell office:value-type="string" calcext:value-type="string">
            <text:p>True North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 style:data-style-name="N2" text:time-value="13:27:02.679426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5T13:18:44.964965287</dc:date>
    <meta:editing-duration>P1DT14H32M43S</meta:editing-duration>
    <meta:editing-cycles>62</meta:editing-cycles>
    <meta:document-statistic meta:table-count="5" meta:cell-count="1475" meta:object-count="0"/>
  </office:meta>
</office:document-meta>
</file>